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-width="0.245cm" draw:fill="hatch" draw:fill-hatch-name="Black_20_45_20_Degrees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family="'Century Schoolbook L'" style:font-family-generic="roman" style:font-pitch="variable" fo:font-size="12pt" style:font-size-asian="12pt" style:font-size-complex="12pt"/>
    </style:style>
    <style:style style:name="P4" style:family="paragraph">
      <style:text-properties fo:font-family="'Century Schoolbook L'" style:font-family-generic="roman" style:font-pitch="variable" fo:font-size="13pt" style:font-size-asian="13pt" style:font-size-complex="13pt"/>
    </style:style>
    <style:style style:name="P5" style:family="paragraph">
      <style:text-properties fo:font-family="'Century Schoolbook L'" style:font-family-generic="roman" style:font-pitch="variable"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text-properties fo:color="#000000" fo:font-family="'Century Schoolbook L'" style:font-family-generic="roman" style:font-pitch="variable" fo:font-size="16pt" style:font-size-asian="16pt" style:font-size-complex="16pt"/>
    </style:style>
    <style:style style:name="T1" style:family="text">
      <style:text-properties fo:color="#000000" fo:font-family="'Century Schoolbook L'" style:font-family-generic="roman" style:font-pitch="variable" fo:font-size="12pt" style:font-size-asian="12pt" style:font-size-complex="12pt"/>
    </style:style>
    <style:style style:name="T2" style:family="text">
      <style:text-properties fo:font-family="'Century Schoolbook L'" style:font-family-generic="roman" style:font-pitch="variable" fo:font-size="16pt" style:font-size-asian="16pt" style:font-size-complex="16pt"/>
    </style:style>
    <style:style style:name="T3" style:family="text">
      <style:text-properties fo:color="#000000" fo:font-family="'Century Schoolbook L'" style:font-family-generic="roman" style:font-pitch="variable" fo:font-size="16pt" style:font-size-asian="16pt" style:font-size-complex="16pt"/>
    </style:style>
    <style:style style:name="T4" style:family="text">
      <style:text-properties fo:color="#000000" style:text-position="super 58%" fo:font-family="'Century Schoolbook L'" style:font-family-generic="roman" style:font-pitch="variable" fo:font-size="20pt" fo:font-weight="normal" style:font-size-asian="20pt" style:font-size-complex="20pt"/>
    </style:style>
    <style:style style:name="T5" style:family="text">
      <style:text-properties fo:color="#000000" style:text-position="0% 100%" fo:font-family="'Century Schoolbook L'" style:font-family-generic="roman" style:font-pitch="variable" fo:font-size="12pt" fo:font-weight="normal" style:font-size-asian="12pt" style:font-size-complex="12pt"/>
    </style:style>
    <style:style style:name="T6" style:family="text">
      <style:text-properties fo:color="#000000" style:text-position="super 58%" fo:font-family="'Century Schoolbook L'" style:font-family-generic="roman" style:font-pitch="variable" fo:font-size="14pt" fo:font-weight="normal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3.5cm" svg:height="3.5cm" svg:x="12.6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35cm" svg:height="0.35cm" svg:x="12.6cm" svg:y="3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1" draw:layer="layout" svg:width="3.499cm" svg:height="0.499cm" svg:x="12.6cm" svg:y="3.8cm" svg:viewBox="0 0 3500 500" svg:d="m0 0c2000 1124 3500 0 3500 0z">
          <text:p/>
        </draw:path>
        <draw:custom-shape draw:style-name="gr4" draw:text-style-name="P1" draw:layer="layout" svg:width="1.289cm" svg:height="0.531cm" svg:x="13.7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5cm" svg:height="1.351cm" svg:x="13.5cm" svg:y="3.799cm">
          <draw:text-box>
            <text:p text:style-name="P2"><text:span text:style-name="T1">1 km</text:span></text:p>
            <text:p text:style-name="P2"><text:span text:style-name="T1">= 1000 m</text:span></text:p>
          </draw:text-box>
        </draw:frame>
        <draw:frame draw:style-name="gr5" draw:text-style-name="P4" draw:layer="layout" svg:width="3.3cm" svg:height="2.911cm" svg:x="12.8cm" svg:y="0.5cm">
          <draw:text-box>
            <text:p><text:span text:style-name="T2"><text:s text:c="2"/></text:span><text:span text:style-name="T3">1 km</text:span><text:span text:style-name="T4">2</text:span></text:p>
            <text:p><text:span text:style-name="T5">= 100 ha</text:span></text:p>
            <text:p><text:span text:style-name="T5">= 10000 a</text:span></text:p>
            <text:p><text:span text:style-name="T1">= 1000000 m</text:span><text:span text:style-name="T6">2</text:span></text:p>
          </draw:text-box>
        </draw:frame>
        <draw:custom-shape draw:style-name="gr1" draw:text-style-name="P1" draw:layer="layout" svg:width="3.5cm" svg:height="3.5cm" svg:x="8.5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35cm" svg:height="0.35cm" svg:x="8.5cm" svg:y="3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1" draw:layer="layout" svg:width="3.499cm" svg:height="0.306cm" svg:x="8.5cm" svg:y="4.3cm" svg:viewBox="0 0 3500 307" svg:d="m0 0c2000 690 3500 0 3500 0z">
          <text:p/>
        </draw:path>
        <draw:custom-shape draw:style-name="gr4" draw:text-style-name="P1" draw:layer="layout" svg:width="1.289cm" svg:height="0.307cm" svg:x="9.6cm" svg:y="4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cm" svg:height="0.801cm" svg:x="9.4cm" svg:y="4.2cm">
          <draw:text-box>
            <text:p text:style-name="P2"><text:span text:style-name="T1">100 m</text:span></text:p>
          </draw:text-box>
        </draw:frame>
        <draw:frame draw:style-name="gr5" draw:text-style-name="P5" draw:layer="layout" svg:width="3cm" svg:height="2.177cm" svg:x="9cm" svg:y="1.3cm">
          <draw:text-box>
            <text:p><text:span text:style-name="T2"><text:s text:c="2"/></text:span><text:span text:style-name="T3">1 ha</text:span></text:p>
            <text:p><text:span text:style-name="T1">= 100 a</text:span></text:p>
            <text:p><text:span text:style-name="T1">= 10000 m</text:span><text:span text:style-name="T6">2</text:span></text:p>
          </draw:text-box>
        </draw:frame>
        <draw:line draw:style-name="gr6" draw:text-style-name="P1" draw:layer="layout" svg:x1="12.95cm" svg:y1="3.45cm" svg:x2="12cm" svg:y2="0.8cm">
          <text:p/>
        </draw:line>
        <draw:line draw:style-name="gr6" draw:text-style-name="P1" draw:layer="layout" svg:x1="12.95cm" svg:y1="3.8cm" svg:x2="12cm" svg:y2="4.3cm">
          <text:p/>
        </draw:line>
        <draw:custom-shape draw:style-name="gr1" draw:text-style-name="P1" draw:layer="layout" svg:width="3.5cm" svg:height="3.5cm" svg:x="4.389cm" svg:y="1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35cm" svg:height="0.35cm" svg:x="4.389cm" svg:y="4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1" draw:layer="layout" svg:width="3.499cm" svg:height="0.306cm" svg:x="4.389cm" svg:y="4.803cm" svg:viewBox="0 0 3500 307" svg:d="m0 0c2000 690 3500 0 3500 0z">
          <text:p/>
        </draw:path>
        <draw:custom-shape draw:style-name="gr4" draw:text-style-name="P1" draw:layer="layout" svg:width="1.289cm" svg:height="0.307cm" svg:x="5.489cm" svg:y="5.00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611cm" svg:height="0.801cm" svg:x="5.389cm" svg:y="4.703cm">
          <draw:text-box>
            <text:p text:style-name="P2"><text:span text:style-name="T1">10 m</text:span></text:p>
          </draw:text-box>
        </draw:frame>
        <draw:frame draw:style-name="gr5" draw:text-style-name="P5" draw:layer="layout" svg:width="2.5cm" svg:height="1.627cm" svg:x="5.089cm" svg:y="2.103cm">
          <draw:text-box>
            <text:p text:style-name="P6"><text:span text:style-name="T2"><text:s text:c="2"/></text:span><text:span text:style-name="T3">1 a</text:span></text:p>
            <text:p><text:span text:style-name="T1">= 100 m</text:span><text:span text:style-name="T6">2</text:span></text:p>
          </draw:text-box>
        </draw:frame>
        <draw:line draw:style-name="gr6" draw:text-style-name="P1" draw:layer="layout" svg:x1="8.839cm" svg:y1="3.953cm" svg:x2="7.889cm" svg:y2="1.303cm">
          <text:p/>
        </draw:line>
        <draw:line draw:style-name="gr6" draw:text-style-name="P1" draw:layer="layout" svg:x1="8.839cm" svg:y1="4.303cm" svg:x2="7.889cm" svg:y2="4.803cm">
          <text:p/>
        </draw:line>
        <draw:custom-shape draw:style-name="gr1" draw:text-style-name="P1" draw:layer="layout" svg:width="3.5cm" svg:height="3.5cm" svg:x="0.289cm" svg:y="1.8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1" draw:layer="layout" svg:width="3.499cm" svg:height="0.306cm" svg:x="0.289cm" svg:y="5.303cm" svg:viewBox="0 0 3500 307" svg:d="m0 0c2000 690 3500 0 3500 0z">
          <text:p/>
        </draw:path>
        <draw:custom-shape draw:style-name="gr4" draw:text-style-name="P1" draw:layer="layout" svg:width="1.289cm" svg:height="0.307cm" svg:x="1.389cm" svg:y="5.50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5cm" svg:height="0.801cm" svg:x="1.289cm" svg:y="5.203cm">
          <draw:text-box>
            <text:p text:style-name="P2"><text:span text:style-name="T1">1 m</text:span></text:p>
          </draw:text-box>
        </draw:frame>
        <draw:frame draw:style-name="gr5" draw:text-style-name="P7" draw:layer="layout" svg:width="2.5cm" svg:height="1.168cm" svg:x="1.089cm" svg:y="2.903cm">
          <draw:text-box>
            <text:p text:style-name="P2"><text:span text:style-name="T3">1 m</text:span><text:span text:style-name="T4">2</text:span></text:p>
          </draw:text-box>
        </draw:frame>
        <draw:line draw:style-name="gr6" draw:text-style-name="P1" draw:layer="layout" svg:x1="4.739cm" svg:y1="4.453cm" svg:x2="3.789cm" svg:y2="1.803cm">
          <text:p/>
        </draw:line>
        <draw:line draw:style-name="gr6" draw:text-style-name="P1" draw:layer="layout" svg:x1="4.739cm" svg:y1="4.803cm" svg:x2="3.789cm" svg:y2="5.303cm">
          <text:p/>
        </draw:line>
        <draw:line draw:style-name="gr6" draw:text-style-name="P1" draw:layer="layout" svg:x1="12.6cm" svg:y1="3.45cm" svg:x2="12cm" svg:y2="3.079cm">
          <text:p/>
        </draw:line>
        <draw:line draw:style-name="gr6" draw:text-style-name="P1" draw:layer="layout" svg:x1="12.6cm" svg:y1="3.8cm" svg:x2="12cm" svg:y2="3.88cm">
          <text:p/>
        </draw:line>
        <draw:line draw:style-name="gr6" draw:text-style-name="P1" draw:layer="layout" svg:x1="8.5cm" svg:y1="3.951cm" svg:x2="7.889cm" svg:y2="3.566cm">
          <text:p/>
        </draw:line>
        <draw:line draw:style-name="gr6" draw:text-style-name="P1" draw:layer="layout" svg:x1="8.5cm" svg:y1="4.301cm" svg:x2="7.9cm" svg:y2="4.381cm">
          <text:p/>
        </draw:line>
        <draw:line draw:style-name="gr6" draw:text-style-name="P1" draw:layer="layout" svg:x1="4.4cm" svg:y1="4.452cm" svg:x2="3.8cm" svg:y2="4.081cm">
          <text:p/>
        </draw:line>
        <draw:line draw:style-name="gr6" draw:text-style-name="P1" draw:layer="layout" svg:x1="4.4cm" svg:y1="4.802cm" svg:x2="3.8cm" svg:y2="4.8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3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07-05-04T19:23:29</meta:creation-date>
    <dc:creator>nishida </dc:creator>
    <dc:date>2011-12-25T20:24:32</dc:date>
    <meta:editing-cycles>21</meta:editing-cycles>
    <meta:editing-duration>PT2H40M8S</meta:editing-duration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